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line-1</text:h>
      <text:h text:style-name="Heading_20_2" text:outline-level="2">Headline-2</text:h>
      <text:h text:style-name="Heading_20_3" text:outline-level="3">Headline-3</text:h>
      <text:h text:style-name="Heading_20_4" text:outline-level="4">Headline-4</text:h>
      <text:h text:style-name="Heading_20_5" text:outline-level="5">Headline-5</text:h>
      <text:p text:style-name="P1">Standar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3:14:48</meta:creation-date>
    <meta:editing-duration>PT1M22S</meta:editing-duration>
    <meta:editing-cycles>4</meta:editing-cycles>
    <meta:generator>LibreOffice/3.3$Unix LibreOffice_project/330m19$Build-202</meta:generator>
    <dc:date>2011-05-05T09:37:49</dc:date>
    <meta:document-statistic meta:table-count="0" meta:image-count="0" meta:object-count="0" meta:page-count="1" meta:paragraph-count="6" meta:word-count="6" meta:character-count="58"/>
  </office:meta>
</office:document-meta>
</file>